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14711779286467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а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3">ЛС<text:span text:style-name="T12">Р (нет в стандарте)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B2" office:value-type="string">
            <text:p text:style-name="P44">ЛИШН<text:span text:style-name="T12"> (нет в стандарте)</text:spa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1:47:10</text:modification-time> <text:s/><text:editing-cycles>34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1:47:10.290000000</dc:date>
    <meta:editing-duration>PT5H8M27S</meta:editing-duration>
    <meta:editing-cycles>34</meta:editing-cycles>
    <meta:document-statistic meta:table-count="3" meta:image-count="0" meta:object-count="0" meta:page-count="4" meta:paragraph-count="128" meta:word-count="338" meta:character-count="2329" meta:non-whitespace-character-count="2116"/>
  </office:meta>
</office:document-meta>
</file>